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 fo:font-size="12pt" style:font-size-asian="12pt" style:font-size-complex="12pt"/>
    </style:style>
    <style:style style:name="T3_2" style:family="text">
      <style:text-properties fo:font-style="italic" style:font-style-asian="italic" style:font-style-complex="italic" fo:font-size="12pt" style:font-size-asian="12pt" style:font-size-complex="12pt"/>
    </style:style>
    <style:style style:name="T3_3" style:family="text">
      <style:text-properties fo:font-style="italic" style:font-style-asian="italic" style:font-style-complex="italic" fo:font-size="12pt" style:font-size-asian="12pt" style:font-size-complex="12pt"/>
    </style:style>
    <style:style style:name="T3_4" style:family="text">
      <style:text-properties fo:font-style="italic" style:font-style-asian="italic" style:font-style-complex="italic" fo:font-size="12pt" style:font-size-asian="12pt" style:font-size-complex="12pt"/>
    </style:style>
    <style:style style:name="T3_5" style:family="text">
      <style:text-properties fo:font-style="italic" style:font-style-asian="italic" style:font-style-complex="italic" fo:font-size="12pt" style:font-size-asian="12pt" style:font-size-complex="12pt"/>
    </style:style>
    <style:style style:name="T3_6" style:family="text">
      <style:text-properties fo:font-style="italic" style:font-style-asian="italic" style:font-style-complex="italic" fo:font-size="12pt" style:font-size-asian="12pt" style:font-size-complex="12pt"/>
    </style:style>
    <style:style style:name="T3_7" style:family="text">
      <style:text-properties fo:font-style="italic" style:font-style-asian="italic" style:font-style-complex="italic" fo:font-size="12pt" style:font-size-asian="12pt" style:font-size-complex="12pt"/>
    </style:style>
    <style:style style:name="T3_8" style:family="text">
      <style:text-properties fo:font-style="italic" style:font-style-asian="italic" style:font-style-complex="italic" fo:font-size="12pt" style:font-size-asian="12pt" style:font-size-complex="12pt"/>
    </style:style>
    <style:style style:name="T3_9" style:family="text">
      <style:text-properties fo:font-style="italic" style:font-style-asian="italic" style:font-style-complex="italic" fo:font-size="12pt" style:font-size-asian="12pt" style:font-size-complex="12pt"/>
    </style:style>
    <style:style style:name="T3_10" style:family="text">
      <style:text-properties fo:font-style="italic" style:font-style-asian="italic" style:font-style-complex="italic" fo:font-size="12pt" style:font-size-asian="12pt" style:font-size-complex="12pt"/>
    </style:style>
    <style:style style:name="T3_11" style:family="text">
      <style:text-properties fo:font-style="italic" style:font-style-asian="italic" style:font-style-complex="italic" fo:font-size="12pt" style:font-size-asian="12pt" style:font-size-complex="12pt"/>
    </style:style>
    <style:style style:name="T3_12" style:family="text">
      <style:text-properties fo:font-style="italic" style:font-style-asian="italic" style:font-style-complex="italic" fo:font-size="12pt" style:font-size-asian="12pt" style:font-size-complex="12pt"/>
    </style:style>
    <style:style style:name="T3_13" style:family="text">
      <style:text-properties fo:font-style="italic" style:font-style-asian="italic" style:font-style-complex="italic" fo:font-size="12pt" style:font-size-asian="12pt" style:font-size-complex="12pt"/>
    </style:style>
    <style:style style:name="T3_14" style:family="text">
      <style:text-properties fo:font-style="italic" style:font-style-asian="italic" style:font-style-complex="italic" fo:font-size="12pt" style:font-size-asian="12pt" style:font-size-complex="12pt"/>
    </style:style>
    <style:style style:name="T3_15" style:family="text">
      <style:text-properties fo:font-style="italic" style:font-style-asian="italic" style:font-style-complex="italic" fo:font-size="12pt" style:font-size-asian="12pt" style:font-size-complex="12pt"/>
    </style:style>
    <style:style style:name="T3_16" style:family="text">
      <style:text-properties fo:font-style="italic" style:font-style-asian="italic" style:font-style-complex="italic" fo:font-size="12pt" style:font-size-asian="12pt" style:font-size-complex="12pt"/>
    </style:style>
    <style:style style:name="T3_17" style:family="text">
      <style:text-properties fo:font-style="italic" style:font-style-asian="italic" style:font-style-complex="italic" fo:font-size="12pt" style:font-size-asian="12pt" style:font-size-complex="12pt"/>
    </style:style>
    <style:style style:name="T3_18" style:family="text">
      <style:text-properties fo:font-style="italic" style:font-style-asian="italic" style:font-style-complex="italic" fo:font-size="12pt" style:font-size-asian="12pt" style:font-size-complex="12pt"/>
    </style:style>
    <style:style style:name="T3_19" style:family="text">
      <style:text-properties fo:font-style="italic" style:font-style-asian="italic" style:font-style-complex="italic" fo:font-size="12pt" style:font-size-asian="12pt" style:font-size-complex="12pt"/>
    </style:style>
    <style:style style:name="T3_20" style:family="text">
      <style:text-properties fo:font-style="italic" style:font-style-asian="italic" style:font-style-complex="italic" fo:font-size="12pt" style:font-size-asian="12pt" style:font-size-complex="12pt"/>
    </style:style>
    <style:style style:name="T3_21" style:family="text">
      <style:text-properties fo:font-style="italic" style:font-style-asian="italic" style:font-style-complex="italic" fo:font-size="12pt" style:font-size-asian="12pt" style:font-size-complex="12pt"/>
    </style:style>
    <style:style style:name="T3_22" style:family="text">
      <style:text-properties fo:font-style="italic" style:font-style-asian="italic" style:font-style-complex="italic" fo:font-size="12pt" style:font-size-asian="12pt" style:font-size-complex="12pt"/>
    </style:style>
    <style:style style:name="T3_23" style:family="text">
      <style:text-properties fo:font-style="italic" style:font-style-asian="italic" style:font-style-complex="italic" fo:font-size="12pt" style:font-size-asian="12pt" style:font-size-complex="12pt"/>
    </style:style>
    <style:style style:name="T3_24" style:family="text">
      <style:text-properties fo:font-style="italic" style:font-style-asian="italic" style:font-style-complex="italic" fo:font-size="12pt" style:font-size-asian="12pt" style:font-size-complex="12pt"/>
    </style:style>
    <style:style style:name="T3_25" style:family="text">
      <style:text-properties fo:font-style="italic" style:font-style-asian="italic" style:font-style-complex="italic" fo:font-size="12pt" style:font-size-asian="12pt" style:font-size-complex="12pt"/>
    </style:style>
    <style:style style:name="T3_26" style:family="text">
      <style:text-properties fo:font-style="italic" style:font-style-asian="italic" style:font-style-complex="italic" fo:font-size="12pt" style:font-size-asian="12pt" style:font-size-complex="12pt"/>
    </style:style>
    <style:style style:name="T3_27" style:family="text">
      <style:text-properties fo:font-style="italic" style:font-style-asian="italic" style:font-style-complex="italic" fo:font-size="12pt" style:font-size-asian="12pt" style:font-size-complex="12pt"/>
    </style:style>
    <style:style style:name="T3_28" style:family="text">
      <style:text-properties fo:font-style="italic" style:font-style-asian="italic" style:font-style-complex="italic" fo:font-size="12pt" style:font-size-asian="12pt" style:font-size-complex="12pt"/>
    </style:style>
    <style:style style:name="T3_29" style:family="text">
      <style:text-properties fo:font-style="italic" style:font-style-asian="italic" style:font-style-complex="italic" fo:font-size="12pt" style:font-size-asian="12pt" style:font-size-complex="12pt"/>
    </style:style>
    <style:style style:name="T3_30" style:family="text">
      <style:text-properties fo:font-style="italic" style:font-style-asian="italic" style:font-style-complex="italic" fo:font-size="12pt" style:font-size-asian="12pt" style:font-size-complex="12pt"/>
    </style:style>
    <style:style style:name="T3_31" style:family="text">
      <style:text-properties fo:font-style="italic" style:font-style-asian="italic" style:font-style-complex="italic" fo:font-size="12pt" style:font-size-asian="12pt" style:font-size-complex="12pt"/>
    </style:style>
    <style:style style:name="T3_32" style:family="text">
      <style:text-properties fo:font-style="italic" style:font-style-asian="italic" style:font-style-complex="italic" fo:font-size="12pt" style:font-size-asian="12pt" style:font-size-complex="12pt"/>
    </style:style>
    <style:style style:name="T3_33" style:family="text">
      <style:text-properties fo:font-style="italic" style:font-style-asian="italic" style:font-style-complex="italic" fo:font-size="12pt" style:font-size-asian="12pt" style:font-size-complex="12pt"/>
    </style:style>
    <style:style style:name="T3_34" style:family="text">
      <style:text-properties fo:font-style="italic" style:font-style-asian="italic" style:font-style-complex="italic" fo:font-size="12pt" style:font-size-asian="12pt" style:font-size-complex="12pt"/>
    </style:style>
    <style:style style:name="T3_35" style:family="text">
      <style:text-properties fo:font-style="italic" style:font-style-asian="italic" style:font-style-complex="italic" fo:font-size="12pt" style:font-size-asian="12pt" style:font-size-complex="12pt"/>
    </style:style>
    <style:style style:name="T3_36" style:family="text">
      <style:text-properties fo:font-style="italic" style:font-style-asian="italic" style:font-style-complex="italic" fo:font-size="12pt" style:font-size-asian="12pt" style:font-size-complex="12pt"/>
    </style:style>
    <style:style style:name="T3_37" style:family="text">
      <style:text-properties fo:font-style="italic" style:font-style-asian="italic" style:font-style-complex="italic" fo:font-size="12pt" style:font-size-asian="12pt" style:font-size-complex="12pt"/>
    </style:style>
    <style:style style:name="T3_38" style:family="text">
      <style:text-properties fo:font-style="italic" style:font-style-asian="italic" style:font-style-complex="italic" fo:font-size="12pt" style:font-size-asian="12pt" style:font-size-complex="12pt"/>
    </style:style>
    <style:style style:name="T3_39" style:family="text">
      <style:text-properties fo:font-style="italic" style:font-style-asian="italic" style:font-style-complex="italic" fo:font-size="12pt" style:font-size-asian="12pt" style:font-size-complex="12pt"/>
    </style:style>
    <style:style style:name="T3_40" style:family="text">
      <style:text-properties fo:font-style="italic" style:font-style-asian="italic" style:font-style-complex="italic"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tyle="italic" style:font-style-asian="italic" style:font-style-complex="italic" fo:font-size="12pt" style:font-size-asian="12pt" style:font-size-complex="12pt"/>
    </style:style>
    <style:style style:name="T7_8" style:family="text">
      <style:text-properties fo:font-style="italic" style:font-style-asian="italic" style:font-style-complex="italic" fo:font-size="12pt" style:font-size-asian="12pt" style:font-size-complex="12pt"/>
    </style:style>
    <style:style style:name="T7_9" style:family="text">
      <style:text-properties fo:font-style="italic" style:font-style-asian="italic" style:font-style-complex="italic"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tyle="italic" style:font-style-asian="italic" style:font-style-complex="italic"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T11_71" style:family="text">
      <style:text-properties fo:font-size="12pt" style:font-size-asian="12pt" style:font-size-complex="12pt"/>
    </style:style>
    <style:style style:name="T11_72" style:family="text">
      <style:text-properties fo:font-size="12pt" style:font-size-asian="12pt" style:font-size-complex="12pt"/>
    </style:style>
    <style:style style:name="T11_73" style:family="text">
      <style:text-properties fo:font-size="12pt" style:font-size-asian="12pt" style:font-size-complex="12pt"/>
    </style:style>
    <style:style style:name="T11_74" style:family="text">
      <style:text-properties fo:font-size="12pt" style:font-size-asian="12pt" style:font-size-complex="12pt"/>
    </style:style>
    <style:style style:name="T11_75" style:family="text">
      <style:text-properties fo:font-size="12pt" style:font-size-asian="12pt" style:font-size-complex="12pt"/>
    </style:style>
    <style:style style:name="T11_76" style:family="text">
      <style:text-properties fo:font-size="12pt" style:font-size-asian="12pt" style:font-size-complex="12pt"/>
    </style:style>
    <style:style style:name="T11_77" style:family="text">
      <style:text-properties fo:font-size="12pt" style:font-size-asian="12pt" style:font-size-complex="12pt"/>
    </style:style>
    <style:style style:name="T11_78" style:family="text">
      <style:text-properties fo:font-size="12pt" style:font-size-asian="12pt" style:font-size-complex="12pt"/>
    </style:style>
    <style:style style:name="T11_79" style:family="text">
      <style:text-properties fo:font-size="12pt" style:font-size-asian="12pt" style:font-size-complex="12pt"/>
    </style:style>
    <style:style style:name="T11_80" style:family="text">
      <style:text-properties fo:font-size="12pt" style:font-size-asian="12pt" style:font-size-complex="12pt"/>
    </style:style>
    <style:style style:name="T11_81" style:family="text">
      <style:text-properties fo:font-style="italic" style:font-style-asian="italic" style:font-style-complex="italic" fo:font-size="12pt" style:font-size-asian="12pt" style:font-size-complex="12pt"/>
    </style:style>
    <style:style style:name="T11_82" style:family="text">
      <style:text-properties fo:font-style="italic" style:font-style-asian="italic" style:font-style-complex="italic" fo:font-size="12pt" style:font-size-asian="12pt" style:font-size-complex="12pt"/>
    </style:style>
    <style:style style:name="T11_83" style:family="text">
      <style:text-properties fo:font-style="italic" style:font-style-asian="italic" style:font-style-complex="italic" fo:font-size="12pt" style:font-size-asian="12pt" style:font-size-complex="12pt"/>
    </style:style>
    <style:style style:name="T11_84" style:family="text">
      <style:text-properties fo:font-style="italic" style:font-style-asian="italic" style:font-style-complex="italic" fo:font-size="12pt" style:font-size-asian="12pt" style:font-size-complex="12pt"/>
    </style:style>
    <style:style style:name="T11_85" style:family="text">
      <style:text-properties fo:font-size="12pt" style:font-size-asian="12pt" style:font-size-complex="12pt"/>
    </style:style>
    <style:style style:name="T11_86" style:family="text">
      <style:text-properties fo:font-size="12pt" style:font-size-asian="12pt" style:font-size-complex="12pt"/>
    </style:style>
    <style:style style:name="T11_87" style:family="text">
      <style:text-properties fo:font-size="12pt" style:font-size-asian="12pt" style:font-size-complex="12pt"/>
    </style:style>
    <style:style style:name="T11_88" style:family="text">
      <style:text-properties fo:font-size="12pt" style:font-size-asian="12pt" style:font-size-complex="12pt"/>
    </style:style>
    <style:style style:name="T11_89" style:family="text">
      <style:text-properties fo:font-size="12pt" style:font-size-asian="12pt" style:font-size-complex="12pt"/>
    </style:style>
    <style:style style:name="T11_90" style:family="text">
      <style:text-properties fo:font-size="12pt" style:font-size-asian="12pt" style:font-size-complex="12pt"/>
    </style:style>
    <style:style style:name="T11_91" style:family="text">
      <style:text-properties fo:font-size="12pt" style:font-size-asian="12pt" style:font-size-complex="12pt"/>
    </style:style>
    <style:style style:name="T11_92" style:family="text">
      <style:text-properties fo:font-size="12pt" style:font-size-asian="12pt" style:font-size-complex="12pt"/>
    </style:style>
    <style:style style:name="T11_93" style:family="text">
      <style:text-properties fo:font-size="12pt" style:font-size-asian="12pt" style:font-size-complex="12pt"/>
    </style:style>
    <style:style style:name="T11_94" style:family="text">
      <style:text-properties fo:font-size="12pt" style:font-size-asian="12pt" style:font-size-complex="12pt"/>
    </style:style>
    <style:style style:name="T11_95" style:family="text">
      <style:text-properties fo:font-size="12pt" style:font-size-asian="12pt" style:font-size-complex="12pt"/>
    </style:style>
    <style:style style:name="T11_96" style:family="text">
      <style:text-properties fo:font-size="12pt" style:font-size-asian="12pt" style:font-size-complex="12pt"/>
    </style:style>
    <style:style style:name="T11_97" style:family="text">
      <style:text-properties fo:font-size="12pt" style:font-size-asian="12pt" style:font-size-complex="12pt"/>
    </style:style>
    <style:style style:name="T11_98" style:family="text">
      <style:text-properties fo:font-size="12pt" style:font-size-asian="12pt" style:font-size-complex="12pt"/>
    </style:style>
    <style:style style:name="T11_99" style:family="text">
      <style:text-properties fo:font-size="12pt" style:font-size-asian="12pt" style:font-size-complex="12pt"/>
    </style:style>
    <style:style style:name="T11_100" style:family="text">
      <style:text-properties fo:font-size="12pt" style:font-size-asian="12pt" style:font-size-complex="12pt"/>
    </style:style>
    <style:style style:name="T11_101" style:family="text">
      <style:text-properties fo:font-size="12pt" style:font-size-asian="12pt" style:font-size-complex="12pt"/>
    </style:style>
    <style:style style:name="T11_102" style:family="text">
      <style:text-properties fo:font-size="12pt" style:font-size-asian="12pt" style:font-size-complex="12pt"/>
    </style:style>
    <style:style style:name="T11_103" style:family="text">
      <style:text-properties fo:font-size="12pt" style:font-size-asian="12pt" style:font-size-complex="12pt"/>
    </style:style>
    <style:style style:name="T11_104" style:family="text">
      <style:text-properties fo:font-size="12pt" style:font-size-asian="12pt" style:font-size-complex="12pt"/>
    </style:style>
    <style:style style:name="T11_105" style:family="text">
      <style:text-properties fo:font-size="12pt" style:font-size-asian="12pt" style:font-size-complex="12pt"/>
    </style:style>
    <style:style style:name="T11_106" style:family="text">
      <style:text-properties fo:font-size="12pt" style:font-size-asian="12pt" style:font-size-complex="12pt"/>
    </style:style>
    <style:style style:name="T11_107" style:family="text">
      <style:text-properties fo:font-size="12pt" style:font-size-asian="12pt" style:font-size-complex="12pt"/>
    </style:style>
    <style:style style:name="T11_108" style:family="text">
      <style:text-properties fo:font-size="12pt" style:font-size-asian="12pt" style:font-size-complex="12pt"/>
    </style:style>
    <style:style style:name="T11_109" style:family="text">
      <style:text-properties fo:font-size="12pt" style:font-size-asian="12pt" style:font-size-complex="12pt"/>
    </style:style>
    <style:style style:name="T11_110" style:family="text">
      <style:text-properties fo:font-size="12pt" style:font-size-asian="12pt" style:font-size-complex="12pt"/>
    </style:style>
    <style:style style:name="T11_111" style:family="text">
      <style:text-properties fo:font-size="12pt" style:font-size-asian="12pt" style:font-size-complex="12pt"/>
    </style:style>
    <style:style style:name="T11_112" style:family="text">
      <style:text-properties fo:font-size="12pt" style:font-size-asian="12pt" style:font-size-complex="12pt"/>
    </style:style>
    <style:style style:name="T11_113" style:family="text">
      <style:text-properties fo:font-size="12pt" style:font-size-asian="12pt" style:font-size-complex="12pt"/>
    </style:style>
    <style:style style:name="T11_114" style:family="text">
      <style:text-properties fo:font-size="12pt" style:font-size-asian="12pt" style:font-size-complex="12pt"/>
    </style:style>
    <style:style style:name="T11_115" style:family="text">
      <style:text-properties fo:font-size="12pt" style:font-size-asian="12pt" style:font-size-complex="12pt"/>
    </style:style>
    <style:style style:name="T11_116" style:family="text">
      <style:text-properties fo:font-size="12pt" style:font-size-asian="12pt" style:font-size-complex="12pt"/>
    </style:style>
    <style:style style:name="T11_117" style:family="text">
      <style:text-properties fo:font-size="12pt" style:font-size-asian="12pt" style:font-size-complex="12pt"/>
    </style:style>
    <style:style style:name="T11_118" style:family="text">
      <style:text-properties fo:font-size="12pt" style:font-size-asian="12pt" style:font-size-complex="12pt"/>
    </style:style>
    <style:style style:name="T11_119" style:family="text">
      <style:text-properties fo:font-size="12pt" style:font-size-asian="12pt" style:font-size-complex="12pt"/>
    </style:style>
    <style:style style:name="T11_120" style:family="text">
      <style:text-properties fo:font-size="12pt" style:font-size-asian="12pt" style:font-size-complex="12pt"/>
    </style:style>
    <style:style style:name="T11_121" style:family="text">
      <style:text-properties fo:font-size="12pt" style:font-size-asian="12pt" style:font-size-complex="12pt"/>
    </style:style>
    <style:style style:name="T11_122" style:family="text">
      <style:text-properties fo:font-size="12pt" style:font-size-asian="12pt" style:font-size-complex="12pt"/>
    </style:style>
    <style:style style:name="T11_123" style:family="text">
      <style:text-properties fo:font-size="12pt" style:font-size-asian="12pt" style:font-size-complex="12pt"/>
    </style:style>
    <style:style style:name="T11_124" style:family="text">
      <style:text-properties fo:font-size="12pt" style:font-size-asian="12pt" style:font-size-complex="12pt"/>
    </style:style>
    <style:style style:name="T11_125" style:family="text">
      <style:text-properties fo:font-size="12pt" style:font-size-asian="12pt" style:font-size-complex="12pt"/>
    </style:style>
    <style:style style:name="T11_126" style:family="text">
      <style:text-properties fo:font-size="12pt" style:font-size-asian="12pt" style:font-size-complex="12pt"/>
    </style:style>
    <style:style style:name="T11_127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tyle="italic" style:font-style-asian="italic" style:font-style-complex="italic" fo:font-size="12pt" style:font-size-asian="12pt" style:font-size-complex="12pt"/>
    </style:style>
    <style:style style:name="T13_2" style:family="text">
      <style:text-properties fo:font-style="italic" style:font-style-asian="italic" style:font-style-complex="italic" fo:font-size="12pt" style:font-size-asian="12pt" style:font-size-complex="12pt"/>
    </style:style>
    <style:style style:name="T13_3" style:family="text">
      <style:text-properties fo:font-style="italic" style:font-style-asian="italic" style:font-style-complex="italic"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T13_40" style:family="text">
      <style:text-properties fo:font-size="12pt" style:font-size-asian="12pt" style:font-size-complex="12pt"/>
    </style:style>
    <style:style style:name="T13_41" style:family="text">
      <style:text-properties fo:font-size="12pt" style:font-size-asian="12pt" style:font-size-complex="12pt"/>
    </style:style>
    <style:style style:name="T13_42" style:family="text">
      <style:text-properties fo:font-size="12pt" style:font-size-asian="12pt" style:font-size-complex="12pt"/>
    </style:style>
    <style:style style:name="T13_43" style:family="text">
      <style:text-properties fo:font-size="12pt" style:font-size-asian="12pt" style:font-size-complex="12pt"/>
    </style:style>
    <style:style style:name="T13_44" style:family="text">
      <style:text-properties fo:font-size="12pt" style:font-size-asian="12pt" style:font-size-complex="12pt"/>
    </style:style>
    <style:style style:name="T13_45" style:family="text">
      <style:text-properties fo:font-size="12pt" style:font-size-asian="12pt" style:font-size-complex="12pt"/>
    </style:style>
    <style:style style:name="T13_46" style:family="text">
      <style:text-properties fo:font-size="12pt" style:font-size-asian="12pt" style:font-size-complex="12pt"/>
    </style:style>
    <style:style style:name="T13_47" style:family="text">
      <style:text-properties fo:font-size="12pt" style:font-size-asian="12pt" style:font-size-complex="12pt"/>
    </style:style>
    <style:style style:name="T13_48" style:family="text">
      <style:text-properties fo:font-size="12pt" style:font-size-asian="12pt" style:font-size-complex="12pt"/>
    </style:style>
    <style:style style:name="T13_49" style:family="text">
      <style:text-properties fo:font-size="12pt" style:font-size-asian="12pt" style:font-size-complex="12pt"/>
    </style:style>
    <style:style style:name="T13_50" style:family="text">
      <style:text-properties fo:font-size="12pt" style:font-size-asian="12pt" style:font-size-complex="12pt"/>
    </style:style>
    <style:style style:name="T13_51" style:family="text">
      <style:text-properties fo:font-size="12pt" style:font-size-asian="12pt" style:font-size-complex="12pt"/>
    </style:style>
    <style:style style:name="T13_52" style:family="text">
      <style:text-properties fo:font-size="12pt" style:font-size-asian="12pt" style:font-size-complex="12pt"/>
    </style:style>
    <style:style style:name="T13_53" style:family="text">
      <style:text-properties fo:font-size="12pt" style:font-size-asian="12pt" style:font-size-complex="12pt"/>
    </style:style>
    <style:style style:name="T13_54" style:family="text">
      <style:text-properties fo:font-size="12pt" style:font-size-asian="12pt" style:font-size-complex="12pt"/>
    </style:style>
    <style:style style:name="T13_55" style:family="text">
      <style:text-properties fo:font-size="12pt" style:font-size-asian="12pt" style:font-size-complex="12pt"/>
    </style:style>
    <style:style style:name="T13_56" style:family="text">
      <style:text-properties fo:font-size="12pt" style:font-size-asian="12pt" style:font-size-complex="12pt"/>
    </style:style>
    <style:style style:name="T13_57" style:family="text">
      <style:text-properties fo:font-size="12pt" style:font-size-asian="12pt" style:font-size-complex="12pt"/>
    </style:style>
    <style:style style:name="T13_58" style:family="text">
      <style:text-properties fo:font-size="12pt" style:font-size-asian="12pt" style:font-size-complex="12pt"/>
    </style:style>
    <style:style style:name="T13_59" style:family="text">
      <style:text-properties fo:font-size="12pt" style:font-size-asian="12pt" style:font-size-complex="12pt"/>
    </style:style>
    <style:style style:name="T13_60" style:family="text">
      <style:text-properties fo:font-size="12pt" style:font-size-asian="12pt" style:font-size-complex="12pt"/>
    </style:style>
    <style:style style:name="T13_61" style:family="text">
      <style:text-properties fo:font-size="12pt" style:font-size-asian="12pt" style:font-size-complex="12pt"/>
    </style:style>
    <style:style style:name="T13_62" style:family="text">
      <style:text-properties fo:font-size="12pt" style:font-size-asian="12pt" style:font-size-complex="12pt"/>
    </style:style>
    <style:style style:name="T13_63" style:family="text">
      <style:text-properties fo:font-size="12pt" style:font-size-asian="12pt" style:font-size-complex="12pt"/>
    </style:style>
    <style:style style:name="T13_64" style:family="text">
      <style:text-properties fo:font-size="12pt" style:font-size-asian="12pt" style:font-size-complex="12pt"/>
    </style:style>
    <style:style style:name="T13_65" style:family="text">
      <style:text-properties fo:font-size="12pt" style:font-size-asian="12pt" style:font-size-complex="12pt"/>
    </style:style>
    <style:style style:name="T13_66" style:family="text">
      <style:text-properties fo:font-size="12pt" style:font-size-asian="12pt" style:font-size-complex="12pt"/>
    </style:style>
    <style:style style:name="T13_67" style:family="text">
      <style:text-properties fo:font-size="12pt" style:font-size-asian="12pt" style:font-size-complex="12pt"/>
    </style:style>
    <style:style style:name="T13_68" style:family="text">
      <style:text-properties fo:font-size="12pt" style:font-size-asian="12pt" style:font-size-complex="12pt"/>
    </style:style>
    <style:style style:name="T13_69" style:family="text">
      <style:text-properties fo:font-size="12pt" style:font-size-asian="12pt" style:font-size-complex="12pt"/>
    </style:style>
    <style:style style:name="T13_70" style:family="text">
      <style:text-properties fo:font-size="12pt" style:font-size-asian="12pt" style:font-size-complex="12pt"/>
    </style:style>
    <style:style style:name="T13_71" style:family="text">
      <style:text-properties fo:font-size="12pt" style:font-size-asian="12pt" style:font-size-complex="12pt"/>
    </style:style>
    <style:style style:name="T13_72" style:family="text">
      <style:text-properties fo:font-size="12pt" style:font-size-asian="12pt" style:font-size-complex="12pt"/>
    </style:style>
    <style:style style:name="T13_73" style:family="text">
      <style:text-properties fo:font-size="12pt" style:font-size-asian="12pt" style:font-size-complex="12pt"/>
    </style:style>
    <style:style style:name="T13_74" style:family="text">
      <style:text-properties fo:font-size="12pt" style:font-size-asian="12pt" style:font-size-complex="12pt"/>
    </style:style>
    <style:style style:name="T13_75" style:family="text">
      <style:text-properties fo:font-size="12pt" style:font-size-asian="12pt" style:font-size-complex="12pt"/>
    </style:style>
    <style:style style:name="T13_76" style:family="text">
      <style:text-properties fo:font-size="12pt" style:font-size-asian="12pt" style:font-size-complex="12pt"/>
    </style:style>
    <style:style style:name="T13_77" style:family="text">
      <style:text-properties fo:font-size="12pt" style:font-size-asian="12pt" style:font-size-complex="12pt"/>
    </style:style>
    <style:style style:name="T13_78" style:family="text">
      <style:text-properties fo:font-size="12pt" style:font-size-asian="12pt" style:font-size-complex="12pt"/>
    </style:style>
    <style:style style:name="T13_79" style:family="text">
      <style:text-properties fo:font-size="12pt" style:font-size-asian="12pt" style:font-size-complex="12pt"/>
    </style:style>
    <style:style style:name="T13_80" style:family="text">
      <style:text-properties fo:font-size="12pt" style:font-size-asian="12pt" style:font-size-complex="12pt"/>
    </style:style>
    <style:style style:name="T13_81" style:family="text">
      <style:text-properties fo:font-size="12pt" style:font-size-asian="12pt" style:font-size-complex="12pt"/>
    </style:style>
    <style:style style:name="T13_82" style:family="text">
      <style:text-properties fo:font-size="12pt" style:font-size-asian="12pt" style:font-size-complex="12pt"/>
    </style:style>
    <style:style style:name="T13_83" style:family="text">
      <style:text-properties fo:font-size="12pt" style:font-size-asian="12pt" style:font-size-complex="12pt"/>
    </style:style>
    <style:style style:name="T13_84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tyle="italic" style:font-style-asian="italic" style:font-style-complex="italic" fo:font-size="12pt" style:font-size-asian="12pt" style:font-size-complex="12pt"/>
    </style:style>
    <style:style style:name="T15_12" style:family="text">
      <style:text-properties fo:font-style="italic" style:font-style-asian="italic" style:font-style-complex="italic" fo:font-size="12pt" style:font-size-asian="12pt" style:font-size-complex="12pt"/>
    </style:style>
    <style:style style:name="T15_13" style:family="text">
      <style:text-properties fo:font-style="italic" style:font-style-asian="italic" style:font-style-complex="italic"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Types</text:span><text:span text:style-name="T1_2"><text:s/></text:span><text:span text:style-name="T1_3">of</text:span><text:span text:style-name="T1_4"><text:s/></text:span><text:span text:style-name="T1_5">Languages</text:span></text:p>
      <text:p text:style-name="P2"/>
      <text:p text:style-name="P3"><text:span text:style-name="T3_1">Your</text:span><text:span text:style-name="T3_2"><text:s/></text:span><text:span text:style-name="T3_3">computer</text:span><text:span text:style-name="T3_4"><text:s/></text:span><text:span text:style-name="T3_5">does</text:span><text:span text:style-name="T3_6"><text:s/></text:span><text:span text:style-name="T3_7">not</text:span><text:span text:style-name="T3_8"><text:s/></text:span><text:span text:style-name="T3_9">speak</text:span><text:span text:style-name="T3_10"><text:s/></text:span><text:span text:style-name="T3_11">English</text:span><text:span text:style-name="T3_12">,<text:s/></text:span><text:span text:style-name="T3_13">stop</text:span><text:span text:style-name="T3_14"><text:s/></text:span><text:span text:style-name="T3_15">yelling</text:span><text:span text:style-name="T3_16"><text:s/></text:span><text:span text:style-name="T3_17">at</text:span><text:span text:style-name="T3_18"><text:s/></text:span><text:span text:style-name="T3_19">your</text:span><text:span text:style-name="T3_20"><text:s/></text:span><text:span text:style-name="T3_21">compiler</text:span><text:span text:style-name="T3_22">,<text:s/></text:span><text:span text:style-name="T3_23">that</text:span><text:span text:style-name="T3_24"><text:s/></text:span><text:span text:style-name="T3_25">doesn</text:span><text:span text:style-name="T3_26">’</text:span><text:span text:style-name="T3_27">t</text:span><text:span text:style-name="T3_28"><text:s/></text:span><text:span text:style-name="T3_29">work</text:span><text:span text:style-name="T3_30"><text:s/>-<text:s/></text:span><text:span text:style-name="T3_31">trust</text:span><text:span text:style-name="T3_32"><text:s/></text:span><text:span text:style-name="T3_33">me</text:span><text:span text:style-name="T3_34"><text:s/></text:span><text:span text:style-name="T3_35">I</text:span><text:span text:style-name="T3_36">’</text:span><text:span text:style-name="T3_37">ve</text:span><text:span text:style-name="T3_38"><text:s/></text:span><text:span text:style-name="T3_39">tried</text:span><text:span text:style-name="T3_40">.<text:s/></text:span></text:p>
      <text:p text:style-name="P4"/>
      <text:p text:style-name="P5"><text:span text:style-name="T5_1">The</text:span><text:span text:style-name="T5_2"><text:s/></text:span><text:span text:style-name="T5_3">point</text:span><text:span text:style-name="T5_4"><text:s/></text:span><text:span text:style-name="T5_5">of</text:span><text:span text:style-name="T5_6"><text:s/></text:span><text:span text:style-name="T5_7">a</text:span><text:span text:style-name="T5_8"><text:s/></text:span><text:span text:style-name="T5_9">programming</text:span><text:span text:style-name="T5_10"><text:s/></text:span><text:span text:style-name="T5_11">language</text:span><text:span text:style-name="T5_12"><text:s/></text:span><text:span text:style-name="T5_13">is</text:span><text:span text:style-name="T5_14"><text:s/></text:span><text:span text:style-name="T5_15">to</text:span><text:span text:style-name="T5_16"><text:s/></text:span><text:span text:style-name="T5_17">communicate</text:span><text:span text:style-name="T5_18"><text:s/></text:span><text:span text:style-name="T5_19">with</text:span><text:span text:style-name="T5_20"><text:s/></text:span><text:span text:style-name="T5_21">the</text:span><text:span text:style-name="T5_22"><text:s/></text:span><text:span text:style-name="T5_23">computer</text:span><text:span text:style-name="T5_24">.<text:s/></text:span><text:span text:style-name="T5_25">Computers</text:span><text:span text:style-name="T5_26"><text:s/></text:span><text:span text:style-name="T5_27">understand</text:span><text:span text:style-name="T5_28"><text:s/></text:span><text:span text:style-name="T5_29">binary</text:span><text:span text:style-name="T5_30">.<text:s/></text:span><text:span text:style-name="T5_31">There</text:span><text:span text:style-name="T5_32"><text:s/></text:span><text:span text:style-name="T5_33">are</text:span><text:span text:style-name="T5_34"><text:s/></text:span><text:span text:style-name="T5_35">several</text:span><text:span text:style-name="T5_36"><text:s/></text:span><text:span text:style-name="T5_37">different</text:span><text:span text:style-name="T5_38"><text:s/></text:span><text:span text:style-name="T5_39">languages</text:span><text:span text:style-name="T5_40"><text:s/></text:span><text:span text:style-name="T5_41">and</text:span><text:span text:style-name="T5_42"><text:s/></text:span><text:span text:style-name="T5_43">different</text:span><text:span text:style-name="T5_44"><text:s/></text:span><text:span text:style-name="T5_45">levels</text:span><text:span text:style-name="T5_46"><text:s/></text:span><text:span text:style-name="T5_47">of</text:span><text:span text:style-name="T5_48"><text:s/></text:span><text:span text:style-name="T5_49">languages</text:span><text:span text:style-name="T5_50"><text:s/></text:span><text:span text:style-name="T5_51">to</text:span><text:span text:style-name="T5_52"><text:s/></text:span><text:span text:style-name="T5_53">meet</text:span><text:span text:style-name="T5_54"><text:s/></text:span><text:span text:style-name="T5_55">the</text:span><text:span text:style-name="T5_56"><text:s/></text:span><text:span text:style-name="T5_57">needs</text:span><text:span text:style-name="T5_58"><text:s/></text:span><text:span text:style-name="T5_59">of</text:span><text:span text:style-name="T5_60"><text:s/></text:span><text:span text:style-name="T5_61">the</text:span><text:span text:style-name="T5_62"><text:s/></text:span><text:span text:style-name="T5_63">programmer</text:span><text:span text:style-name="T5_64">.</text:span></text:p>
      <text:p text:style-name="P6"/>
      <text:p text:style-name="P7"><text:span text:style-name="T7_1">C</text:span><text:span text:style-name="T7_2">++<text:s/></text:span><text:span text:style-name="T7_3">is</text:span><text:span text:style-name="T7_4"><text:s/></text:span><text:span text:style-name="T7_5">an</text:span><text:span text:style-name="T7_6"><text:s/></text:span><text:span text:style-name="T7_7">object</text:span><text:span text:style-name="T7_8">-</text:span><text:span text:style-name="T7_9">oriented</text:span><text:span text:style-name="T7_10"><text:s/></text:span><text:span text:style-name="T7_11">and</text:span><text:span text:style-name="T7_12"><text:s/></text:span><text:span text:style-name="T7_13">compiled</text:span><text:span text:style-name="T7_14"><text:s/></text:span><text:span text:style-name="T7_15">language</text:span><text:span text:style-name="T7_16">.<text:s/></text:span><text:span text:style-name="T7_17">Object</text:span><text:span text:style-name="T7_18"><text:s/></text:span><text:span text:style-name="T7_19">oriented</text:span><text:span text:style-name="T7_20"><text:s/></text:span><text:span text:style-name="T7_21">languages</text:span><text:span text:style-name="T7_22"><text:s/></text:span><text:span text:style-name="T7_23">have</text:span><text:span text:style-name="T7_24"><text:s/></text:span><text:span text:style-name="T7_25">objects</text:span><text:span text:style-name="T7_26"><text:s/></text:span><text:span text:style-name="T7_27">like</text:span><text:span text:style-name="T7_28"><text:s/></text:span><text:span text:style-name="T7_29">functions</text:span><text:span text:style-name="T7_30">,<text:s/></text:span><text:span text:style-name="T7_31">and</text:span><text:span text:style-name="T7_32"><text:s/></text:span><text:span text:style-name="T7_33">abstract</text:span><text:span text:style-name="T7_34"><text:s/></text:span><text:span text:style-name="T7_35">data</text:span><text:span text:style-name="T7_36"><text:s/></text:span><text:span text:style-name="T7_37">types</text:span><text:span text:style-name="T7_38"><text:s/></text:span><text:span text:style-name="T7_39">to</text:span><text:span text:style-name="T7_40"><text:s/></text:span><text:span text:style-name="T7_41">make</text:span><text:span text:style-name="T7_42"><text:s/></text:span><text:span text:style-name="T7_43">things</text:span><text:span text:style-name="T7_44"><text:s/></text:span><text:span text:style-name="T7_45">easier</text:span><text:span text:style-name="T7_46">.<text:s/></text:span><text:span text:style-name="T7_47">Compiled</text:span><text:span text:style-name="T7_48"><text:s/></text:span><text:span text:style-name="T7_49">languages</text:span><text:span text:style-name="T7_50"><text:s/></text:span><text:span text:style-name="T7_51">need</text:span><text:span text:style-name="T7_52"><text:s/></text:span><text:span text:style-name="T7_53">to</text:span><text:span text:style-name="T7_54"><text:s/></text:span><text:span text:style-name="T7_55">be</text:span><text:span text:style-name="T7_56"><text:s/></text:span><text:span text:style-name="T7_57">run</text:span><text:span text:style-name="T7_58"><text:s/></text:span><text:span text:style-name="T7_59">through</text:span><text:span text:style-name="T7_60"><text:s/></text:span><text:span text:style-name="T7_61">a</text:span><text:span text:style-name="T7_62"><text:s/></text:span><text:span text:style-name="T7_63">compiler</text:span><text:span text:style-name="T7_64"><text:s/></text:span><text:span text:style-name="T7_65">to</text:span><text:span text:style-name="T7_66"><text:s/></text:span><text:span text:style-name="T7_67">turn</text:span><text:span text:style-name="T7_68"><text:s/></text:span><text:span text:style-name="T7_69">an</text:span><text:span text:style-name="T7_70"><text:s/></text:span><text:span text:style-name="T7_71">understandable</text:span><text:span text:style-name="T7_72"><text:s/></text:span><text:span text:style-name="T7_73">code</text:span><text:span text:style-name="T7_74"><text:s/>(</text:span><text:span text:style-name="T7_75">relatively</text:span><text:span text:style-name="T7_76"><text:s/></text:span><text:span text:style-name="T7_77">speaking</text:span><text:span text:style-name="T7_78">)<text:s/></text:span><text:span text:style-name="T7_79">into</text:span><text:span text:style-name="T7_80"><text:s/></text:span><text:span text:style-name="T7_81">machine</text:span><text:span text:style-name="T7_82"><text:s/></text:span><text:span text:style-name="T7_83">code</text:span><text:span text:style-name="T7_84"><text:s/>(10101011<text:s/>-<text:s/></text:span><text:span text:style-name="T7_85">binary</text:span><text:span text:style-name="T7_86">)<text:s/></text:span><text:span text:style-name="T7_87">so</text:span><text:span text:style-name="T7_88"><text:s/></text:span><text:span text:style-name="T7_89">the</text:span><text:span text:style-name="T7_90"><text:s/></text:span><text:span text:style-name="T7_91">computer</text:span><text:span text:style-name="T7_92"><text:s/></text:span><text:span text:style-name="T7_93">can</text:span><text:span text:style-name="T7_94"><text:s/></text:span><text:span text:style-name="T7_95">understand</text:span><text:span text:style-name="T7_96"><text:s/></text:span><text:span text:style-name="T7_97">it</text:span><text:span text:style-name="T7_98">.</text:span></text:p>
      <text:p text:style-name="P8"/>
      <text:p text:style-name="P9"><text:span text:style-name="T9_1">Languages</text:span><text:span text:style-name="T9_2"><text:s/></text:span><text:span text:style-name="T9_3">that</text:span><text:span text:style-name="T9_4"><text:s/></text:span><text:span text:style-name="T9_5">are</text:span><text:span text:style-name="T9_6"><text:s/></text:span><text:span text:style-name="T9_7">not</text:span><text:span text:style-name="T9_8"><text:s/></text:span><text:span text:style-name="T9_9">compiled</text:span><text:span text:style-name="T9_10"><text:s/></text:span><text:span text:style-name="T9_11">are</text:span><text:span text:style-name="T9_12"><text:s/></text:span><text:span text:style-name="T9_13">generally</text:span><text:span text:style-name="T9_14"><text:s/></text:span><text:span text:style-name="T9_15">called</text:span><text:span text:style-name="T9_16"><text:s/></text:span><text:span text:style-name="T9_17">interpreted</text:span><text:span text:style-name="T9_18"><text:s/></text:span><text:span text:style-name="T9_19">languages</text:span><text:span text:style-name="T9_20">,<text:s/></text:span><text:span text:style-name="T9_21">that</text:span><text:span text:style-name="T9_22"><text:s/></text:span><text:span text:style-name="T9_23">generally</text:span><text:span text:style-name="T9_24"><text:s/></text:span><text:span text:style-name="T9_25">means</text:span><text:span text:style-name="T9_26"><text:s/></text:span><text:span text:style-name="T9_27">that</text:span><text:span text:style-name="T9_28"><text:s/></text:span><text:span text:style-name="T9_29">the</text:span><text:span text:style-name="T9_30"><text:s/></text:span><text:span text:style-name="T9_31">interpreter</text:span><text:span text:style-name="T9_32"><text:s/></text:span><text:span text:style-name="T9_33">does</text:span><text:span text:style-name="T9_34"><text:s/></text:span><text:span text:style-name="T9_35">the</text:span><text:span text:style-name="T9_36"><text:s/></text:span><text:span text:style-name="T9_37">same</text:span><text:span text:style-name="T9_38"><text:s/></text:span><text:span text:style-name="T9_39">job</text:span><text:span text:style-name="T9_40"><text:s/></text:span><text:span text:style-name="T9_41">the</text:span><text:span text:style-name="T9_42"><text:s/></text:span><text:span text:style-name="T9_43">compiler</text:span><text:span text:style-name="T9_44"><text:s/></text:span><text:span text:style-name="T9_45">would</text:span><text:span text:style-name="T9_46"><text:s/>-<text:s/></text:span><text:span text:style-name="T9_47">making</text:span><text:span text:style-name="T9_48"><text:s/></text:span><text:span text:style-name="T9_49">it</text:span><text:span text:style-name="T9_50"><text:s/></text:span><text:span text:style-name="T9_51">readable</text:span><text:span text:style-name="T9_52"><text:s/></text:span><text:span text:style-name="T9_53">for</text:span><text:span text:style-name="T9_54"><text:s/></text:span><text:span text:style-name="T9_55">the</text:span><text:span text:style-name="T9_56"><text:s/></text:span><text:span text:style-name="T9_57">computer</text:span><text:span text:style-name="T9_58"><text:s/>-<text:s/></text:span><text:span text:style-name="T9_59">during</text:span><text:span text:style-name="T9_60"><text:s/></text:span><text:span text:style-name="T9_61">the</text:span><text:span text:style-name="T9_62"><text:s/></text:span><text:span text:style-name="T9_63">execution</text:span><text:span text:style-name="T9_64"><text:s/></text:span><text:span text:style-name="T9_65">of</text:span><text:span text:style-name="T9_66"><text:s/></text:span><text:span text:style-name="T9_67">the</text:span><text:span text:style-name="T9_68"><text:s/></text:span><text:span text:style-name="T9_69">code</text:span><text:span text:style-name="T9_70">.</text:span></text:p>
      <text:p text:style-name="P10"/>
      <text:p text:style-name="P11"><text:span text:style-name="T11_1">Assembly</text:span><text:span text:style-name="T11_2"><text:s/></text:span><text:span text:style-name="T11_3">languages</text:span><text:span text:style-name="T11_4"><text:s/></text:span><text:span text:style-name="T11_5">are</text:span><text:span text:style-name="T11_6"><text:s/></text:span><text:span text:style-name="T11_7">languages</text:span><text:span text:style-name="T11_8"><text:s/></text:span><text:span text:style-name="T11_9">written</text:span><text:span text:style-name="T11_10"><text:s/></text:span><text:span text:style-name="T11_11">almost</text:span><text:span text:style-name="T11_12"><text:s/></text:span><text:span text:style-name="T11_13">directly</text:span><text:span text:style-name="T11_14"><text:s/></text:span><text:span text:style-name="T11_15">into</text:span><text:span text:style-name="T11_16"><text:s/></text:span><text:span text:style-name="T11_17">languages</text:span><text:span text:style-name="T11_18"><text:s/></text:span><text:span text:style-name="T11_19">understandable</text:span><text:span text:style-name="T11_20"><text:s/></text:span><text:span text:style-name="T11_21">by</text:span><text:span text:style-name="T11_22"><text:s/></text:span><text:span text:style-name="T11_23">the</text:span><text:span text:style-name="T11_24"><text:s/></text:span><text:span text:style-name="T11_25">computer</text:span><text:span text:style-name="T11_26">.<text:s/></text:span><text:span text:style-name="T11_27">These</text:span><text:span text:style-name="T11_28"><text:s/></text:span><text:span text:style-name="T11_29">can</text:span><text:span text:style-name="T11_30"><text:s/></text:span><text:span text:style-name="T11_31">be</text:span><text:span text:style-name="T11_32"><text:s/></text:span><text:span text:style-name="T11_33">hard</text:span><text:span text:style-name="T11_34"><text:s/></text:span><text:span text:style-name="T11_35">to</text:span><text:span text:style-name="T11_36"><text:s/></text:span><text:span text:style-name="T11_37">understand</text:span><text:span text:style-name="T11_38"><text:s/></text:span><text:span text:style-name="T11_39">as</text:span><text:span text:style-name="T11_40"><text:s/></text:span><text:span text:style-name="T11_41">a</text:span><text:span text:style-name="T11_42"><text:s/></text:span><text:span text:style-name="T11_43">beginner</text:span><text:span text:style-name="T11_44"><text:s/></text:span><text:span text:style-name="T11_45">and</text:span><text:span text:style-name="T11_46"><text:s/></text:span><text:span text:style-name="T11_47">the</text:span><text:span text:style-name="T11_48"><text:s/></text:span><text:span text:style-name="T11_49">reason</text:span><text:span text:style-name="T11_50"><text:s/></text:span><text:span text:style-name="T11_51">other</text:span><text:span text:style-name="T11_52"><text:s/></text:span><text:span text:style-name="T11_53">languages</text:span><text:span text:style-name="T11_54"><text:s/></text:span><text:span text:style-name="T11_55">were</text:span><text:span text:style-name="T11_56"><text:s/></text:span><text:span text:style-name="T11_57">made</text:span><text:span text:style-name="T11_58"><text:s/></text:span><text:span text:style-name="T11_59">is</text:span><text:span text:style-name="T11_60"><text:s/></text:span><text:span text:style-name="T11_61">to</text:span><text:span text:style-name="T11_62"><text:s/></text:span><text:span text:style-name="T11_63">make</text:span><text:span text:style-name="T11_64"><text:s/></text:span><text:span text:style-name="T11_65">these</text:span><text:span text:style-name="T11_66"><text:s/></text:span><text:span text:style-name="T11_67">easier</text:span><text:span text:style-name="T11_68"><text:s/></text:span><text:span text:style-name="T11_69">to</text:span><text:span text:style-name="T11_70"><text:s/></text:span><text:span text:style-name="T11_71">code</text:span><text:span text:style-name="T11_72"><text:s/></text:span><text:span text:style-name="T11_73">and</text:span><text:span text:style-name="T11_74"><text:s/></text:span><text:span text:style-name="T11_75">understand</text:span><text:span text:style-name="T11_76">.<text:s/></text:span><text:span text:style-name="T11_77">These</text:span><text:span text:style-name="T11_78"><text:s/></text:span><text:span text:style-name="T11_79">are</text:span><text:span text:style-name="T11_80"><text:s/></text:span><text:span text:style-name="T11_81">Low</text:span><text:span text:style-name="T11_82"><text:s/></text:span><text:span text:style-name="T11_83">Level</text:span><text:span text:style-name="T11_84"><text:s/></text:span><text:span text:style-name="T11_85"><text:s/></text:span><text:span text:style-name="T11_86">languages</text:span><text:span text:style-name="T11_87"><text:s/></text:span><text:span text:style-name="T11_88">or</text:span><text:span text:style-name="T11_89"><text:s/></text:span><text:span text:style-name="T11_90">languages</text:span><text:span text:style-name="T11_91"><text:s/></text:span><text:span text:style-name="T11_92">that</text:span><text:span text:style-name="T11_93"><text:s/></text:span><text:span text:style-name="T11_94">delve</text:span><text:span text:style-name="T11_95"><text:s/></text:span><text:span text:style-name="T11_96">deep</text:span><text:span text:style-name="T11_97"><text:s/></text:span><text:span text:style-name="T11_98">into</text:span><text:span text:style-name="T11_99"><text:s/></text:span><text:span text:style-name="T11_100">the</text:span><text:span text:style-name="T11_101"><text:s/></text:span><text:span text:style-name="T11_102">computer</text:span><text:span text:style-name="T11_103"><text:s/></text:span><text:span text:style-name="T11_104">and</text:span><text:span text:style-name="T11_105"><text:s/></text:span><text:span text:style-name="T11_106">have</text:span><text:span text:style-name="T11_107"><text:s/></text:span><text:span text:style-name="T11_108">the</text:span><text:span text:style-name="T11_109"><text:s/></text:span><text:span text:style-name="T11_110">potential</text:span><text:span text:style-name="T11_111"><text:s/></text:span><text:span text:style-name="T11_112">to</text:span><text:span text:style-name="T11_113"><text:s/></text:span><text:span text:style-name="T11_114">manipulate</text:span><text:span text:style-name="T11_115"><text:s/></text:span><text:span text:style-name="T11_116">just</text:span><text:span text:style-name="T11_117"><text:s/></text:span><text:span text:style-name="T11_118">about</text:span><text:span text:style-name="T11_119"><text:s/></text:span><text:span text:style-name="T11_120">anything</text:span><text:span text:style-name="T11_121"><text:s/></text:span><text:span text:style-name="T11_122">they</text:span><text:span text:style-name="T11_123"><text:s/></text:span><text:span text:style-name="T11_124">want</text:span><text:span text:style-name="T11_125"><text:s/></text:span><text:span text:style-name="T11_126">to</text:span><text:span text:style-name="T11_127">.<text:s/></text:span></text:p>
      <text:p text:style-name="P12"/>
      <text:p text:style-name="P13"><text:span text:style-name="T13_1">High</text:span><text:span text:style-name="T13_2"><text:s/></text:span><text:span text:style-name="T13_3">Level</text:span><text:span text:style-name="T13_4"><text:s/></text:span><text:span text:style-name="T13_5">languages</text:span><text:span text:style-name="T13_6"><text:s/></text:span><text:span text:style-name="T13_7">are</text:span><text:span text:style-name="T13_8"><text:s/></text:span><text:span text:style-name="T13_9">simplified</text:span><text:span text:style-name="T13_10"><text:s/></text:span><text:span text:style-name="T13_11">versions</text:span><text:span text:style-name="T13_12"><text:s/></text:span><text:span text:style-name="T13_13">of</text:span><text:span text:style-name="T13_14"><text:s/></text:span><text:span text:style-name="T13_15">their</text:span><text:span text:style-name="T13_16"><text:s/></text:span><text:span text:style-name="T13_17">low</text:span><text:span text:style-name="T13_18"><text:s/></text:span><text:span text:style-name="T13_19">level</text:span><text:span text:style-name="T13_20"><text:s/></text:span><text:span text:style-name="T13_21">counterparts</text:span><text:span text:style-name="T13_22">.<text:s/></text:span><text:span text:style-name="T13_23">They</text:span><text:span text:style-name="T13_24"><text:s/></text:span><text:span text:style-name="T13_25">do</text:span><text:span text:style-name="T13_26"><text:s/></text:span><text:span text:style-name="T13_27">not</text:span><text:span text:style-name="T13_28"><text:s/></text:span><text:span text:style-name="T13_29">have</text:span><text:span text:style-name="T13_30"><text:s/></text:span><text:span text:style-name="T13_31">the</text:span><text:span text:style-name="T13_32"><text:s/></text:span><text:span text:style-name="T13_33">ability</text:span><text:span text:style-name="T13_34"><text:s/></text:span><text:span text:style-name="T13_35">to</text:span><text:span text:style-name="T13_36"><text:s/></text:span><text:span text:style-name="T13_37">manipulate</text:span><text:span text:style-name="T13_38"><text:s/></text:span><text:span text:style-name="T13_39">much</text:span><text:span text:style-name="T13_40">,<text:s/></text:span><text:span text:style-name="T13_41">sometimes</text:span><text:span text:style-name="T13_42"><text:s/></text:span><text:span text:style-name="T13_43">just</text:span><text:span text:style-name="T13_44"><text:s/></text:span><text:span text:style-name="T13_45">a</text:span><text:span text:style-name="T13_46"><text:s/></text:span><text:span text:style-name="T13_47">bit</text:span><text:span text:style-name="T13_48"><text:s/></text:span><text:span text:style-name="T13_49">of</text:span><text:span text:style-name="T13_50"><text:s/></text:span><text:span text:style-name="T13_51">memory</text:span><text:span text:style-name="T13_52"><text:s/></text:span><text:span text:style-name="T13_53">and</text:span><text:span text:style-name="T13_54"><text:s/></text:span><text:span text:style-name="T13_55">that</text:span><text:span text:style-name="T13_56">’</text:span><text:span text:style-name="T13_57">s</text:span><text:span text:style-name="T13_58"><text:s/></text:span><text:span text:style-name="T13_59">it</text:span><text:span text:style-name="T13_60">,<text:s/></text:span><text:span text:style-name="T13_61">they</text:span><text:span text:style-name="T13_62"><text:s/></text:span><text:span text:style-name="T13_63">are</text:span><text:span text:style-name="T13_64"><text:s/></text:span><text:span text:style-name="T13_65">usually</text:span><text:span text:style-name="T13_66"><text:s/></text:span><text:span text:style-name="T13_67">very</text:span><text:span text:style-name="T13_68"><text:s/></text:span><text:span text:style-name="T13_69">easy</text:span><text:span text:style-name="T13_70"><text:s/></text:span><text:span text:style-name="T13_71">to</text:span><text:span text:style-name="T13_72"><text:s/></text:span><text:span text:style-name="T13_73">understand</text:span><text:span text:style-name="T13_74"><text:s/></text:span><text:span text:style-name="T13_75">however</text:span><text:span text:style-name="T13_76"><text:s/></text:span><text:span text:style-name="T13_77">they</text:span><text:span text:style-name="T13_78"><text:s/></text:span><text:span text:style-name="T13_79">are</text:span><text:span text:style-name="T13_80"><text:s/></text:span><text:span text:style-name="T13_81">less</text:span><text:span text:style-name="T13_82"><text:s/></text:span><text:span text:style-name="T13_83">powerful</text:span><text:span text:style-name="T13_84">.</text:span></text:p>
      <text:p text:style-name="P14"/>
      <text:p text:style-name="P15"><text:span text:style-name="T15_1">C</text:span><text:span text:style-name="T15_2">++<text:s/></text:span><text:span text:style-name="T15_3">is</text:span><text:span text:style-name="T15_4"><text:s/></text:span><text:span text:style-name="T15_5">often</text:span><text:span text:style-name="T15_6"><text:s/></text:span><text:span text:style-name="T15_7">considered</text:span><text:span text:style-name="T15_8"><text:s/></text:span><text:span text:style-name="T15_9">a</text:span><text:span text:style-name="T15_10"><text:s/></text:span><text:span text:style-name="T15_11">Mid</text:span><text:span text:style-name="T15_12"><text:s/></text:span><text:span text:style-name="T15_13">Level</text:span><text:span text:style-name="T15_14"><text:s/></text:span><text:span text:style-name="T15_15">language</text:span><text:span text:style-name="T15_16"><text:s/></text:span><text:span text:style-name="T15_17">in</text:span><text:span text:style-name="T15_18"><text:s/></text:span><text:span text:style-name="T15_19">that</text:span><text:span text:style-name="T15_20"><text:s/></text:span><text:span text:style-name="T15_21">it</text:span><text:span text:style-name="T15_22"><text:s/></text:span><text:span text:style-name="T15_23">is</text:span><text:span text:style-name="T15_24"><text:s/></text:span><text:span text:style-name="T15_25">more</text:span><text:span text:style-name="T15_26"><text:s/></text:span><text:span text:style-name="T15_27">understandable</text:span><text:span text:style-name="T15_28"><text:s/></text:span><text:span text:style-name="T15_29">than</text:span><text:span text:style-name="T15_30"><text:s/></text:span><text:span text:style-name="T15_31">low</text:span><text:span text:style-name="T15_32"><text:s/></text:span><text:span text:style-name="T15_33">level</text:span><text:span text:style-name="T15_34"><text:s/></text:span><text:span text:style-name="T15_35">languages</text:span><text:span text:style-name="T15_36">,<text:s/></text:span><text:span text:style-name="T15_37">but</text:span><text:span text:style-name="T15_38"><text:s/></text:span><text:span text:style-name="T15_39">still</text:span><text:span text:style-name="T15_40"><text:s/></text:span><text:span text:style-name="T15_41">has</text:span><text:span text:style-name="T15_42"><text:s/></text:span><text:span text:style-name="T15_43">much</text:span><text:span text:style-name="T15_44"><text:s/></text:span><text:span text:style-name="T15_45">of</text:span><text:span text:style-name="T15_46"><text:s/></text:span><text:span text:style-name="T15_47">the</text:span><text:span text:style-name="T15_48"><text:s/></text:span><text:span text:style-name="T15_49">power</text:span><text:span text:style-name="T15_50"><text:s/></text:span><text:span text:style-name="T15_51">that</text:span><text:span text:style-name="T15_52"><text:s/></text:span><text:span text:style-name="T15_53">low</text:span><text:span text:style-name="T15_54"><text:s/></text:span><text:span text:style-name="T15_55">level</text:span><text:span text:style-name="T15_56"><text:s/></text:span><text:span text:style-name="T15_57">languages</text:span><text:span text:style-name="T15_58"><text:s/></text:span><text:span text:style-name="T15_59">cling</text:span><text:span text:style-name="T15_60"><text:s/></text:span><text:span text:style-name="T15_61">to</text:span><text:span text:style-name="T15_6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